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<text:line-break/>world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8:24:36.639736710</meta:creation-date>
    <dc:date>2019-08-06T18:24:36.777809034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0"/>
    <meta:generator>LibreOffice/6.0.7.3$Linux_X86_64 LibreOffice_project/00m0$Build-3</meta:generator>
  </office:meta>
</office:document-meta>
</file>